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0.3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disp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6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2">
          <table:table-cell office:value-type="string" calcext:value-type="string">
            <text:p>SETHI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2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OP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3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5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6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7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1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2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3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4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5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PO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6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7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8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9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20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1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2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3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4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5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6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7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8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9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30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31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2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3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4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O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5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6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7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8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9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0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1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2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3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4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5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6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7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8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9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50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51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LL</text:p>
          </table:table-cell>
          <table:table-cell table:style-name="ce31" office:value-type="string" calcext:value-type="string">
            <text:p>op</text:p>
          </table:table-cell>
          <table:table-cell table:style-name="ce35" office:value-type="float" office:value="1" calcext:value-type="float">
            <text:p>01</text:p>
          </table:table-cell>
          <table:table-cell table:style-name="ce35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52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NIMP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0" calcext:value-type="float">
            <text:p>0</text:p>
          </table:table-cell>
          <table:table-cell table:style-name="ce32"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n</text:p>
          </table:table-cell>
          <table:table-cell table:formula="of:=LOWER([.A53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54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55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56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57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58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59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60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61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62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63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64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65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PO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66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67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68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69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70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1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2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3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4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5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6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7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8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9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80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81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82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83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84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O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85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86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87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88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89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90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91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92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93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94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95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96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97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98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99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00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01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2" table:number-rows-repeated="10484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5:57:12.094827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5:58:49.362996514</dc:date>
    <meta:editing-duration>P3DT10H2M2S</meta:editing-duration>
    <meta:editing-cycles>333</meta:editing-cycles>
    <meta:generator>LibreOffice/6.0.7.3$Linux_X86_64 LibreOffice_project/00m0$Build-3</meta:generator>
    <meta:document-statistic meta:table-count="1" meta:cell-count="1816" meta:object-count="0"/>
  </office:meta>
</office:document-meta>
</file>